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nb" fo:country="NO"/>
    </style:style>
  </office:automatic-styles>
  <office:body>
    <office:text text:use-soft-page-breaks="true">
      <text:p text:style-name="P1">Week One</text:p>
      <text:p text:style-name="Normal">Starting the planning process with creating a Gantt chat to get an overview over the next weeks. After that I will start on user stories and to create Function specifications out of those. Including epics and features.<text:s/>Through the user stories I will start thinking about the target audience for the website. I will also start on researching a few web sites to get an overview on what is needed for this<text:s/>kind of<text:s/>theme. <text:s/>Every<text:s/>Friday<text:s/>I will write a sort summery of the week, how it went and what may have<text:s/>going to<text:s/>wrong to make it<text:s/>easier<text:s/>for me to write the report at the end.</text:p>
      <text:p text:style-name="Normal">Deliver function specifications and planning document<text:s/></text:p>
      <text:p text:style-name="Normal"/>
      <text:p text:style-name="Normal">Week Two</text:p>
      <text:p text:style-name="Normal">I will decide the<text:s/>final<text:s/>audience and start on building the Prototype. Starting the process with choosing WCAG colorpalett<text:s/>fonts,<text:s/>and images to use.<text:s/>Also Deciding an API.</text:p>
      <text:p text:style-name="Normal">Deliver prototype on<text:s/>Sunday.</text:p>
      <text:p text:style-name="Normal">Week Three</text:p>
      <text:p text:style-name="Normal">I will star with deciding on what elements I will use<text:s/>JavaScript<text:s/>for.<text:s/>Then I will start building the structure/ grid of the website. Including colors and the rest of the set up.<text:s/>I will star creating the mobile friendly version. I will also write down<text:s/>question’s<text:s/>I eventually have for teachers.</text:p>
      <text:p text:style-name="Normal"/>
      <text:p text:style-name="Normal">Week Four<text:s/></text:p>
      <text:p text:style-name="Normal">Keep working on the website and writing summary</text:p>
      <text:p text:style-name="Normal"/>
      <text:p text:style-name="Normal">Week Five</text:p>
      <text:p text:style-name="Normal">That week I start testing in different browsers and devices, hopefully I can start with that at the end of week<text:s/>four,<text:s/>so I have more time to fix bugs. When all that is<text:s/>done,<text:s/>I start on the report buy using my notes to make it easier to remember.<text:s/></text:p>
      <text:p text:style-name="Normal">Deliver Final product on Sunday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en" fo:country="US" fo:hyphenate="false"/>
    </style:style>
    <style:style style:name="Standardskriftforavsnitt" style:display-name="Standardskrift for avsnit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vian Grosch</meta:initial-creator>
    <dc:creator>Vivian Grosch</dc:creator>
    <meta:creation-date>2020-04-21T08:42:00Z</meta:creation-date>
    <dc:date>2020-04-23T15:23:00Z</dc:date>
    <meta:template xlink:href="Normal" xlink:type="simple"/>
    <meta:editing-cycles>2</meta:editing-cycles>
    <meta:editing-duration>PT188280S</meta:editing-duration>
    <meta:document-statistic meta:page-count="1" meta:paragraph-count="3" meta:word-count="239" meta:character-count="1504" meta:row-count="10" meta:non-whitespace-character-count="1268"/>
  </office:meta>
</office:document-meta>
</file>